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9.8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170.7pt"/>
    </style:style>
    <style:style style:name="co4" style:family="table-column">
      <style:table-column-properties fo:break-before="auto" style:column-width="345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5.89pt" fo:break-before="auto" style:use-optimal-row-height="true"/>
    </style:style>
    <style:style style:name="ro3" style:family="table-row">
      <style:table-row-properties style:row-height="2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" fo:font-size="12pt"/>
    </style:style>
    <style:style style:name="T2" style:family="tex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ETRIC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SOURCE</text:p>
          </table:table-cell>
          <table:table-cell table:style-name="ce4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ask_running_time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deserialize_time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result_size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JVM_gc_time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Result_Serialization_Time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Memory_Bytes_Spilled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Disk_Bytes_Spilled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Shuffle_Read_Remote_Blocks_Fetched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Shuffle_Read_Local Blocks Fetched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Shuffle_Read_Fetch_Wait_Time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Shuffle_Read_Remote Bytes Read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Shuffle_Read_Local_Bytes_Read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Shuffle_Read_Total_Records_Read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Bytes_Written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Task_Records_Written</text:p>
          </table:table-cell>
          <table:table-cell table:number-columns-repeated="2"/>
          <table:table-cell office:value-type="string" calcext:value-type="string">
            <text:p>Event log: “SparkListenerTaskEn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ge_peakExecutionMemory</text:p>
          </table:table-cell>
          <table:table-cell table:number-columns-repeated="2"/>
          <table:table-cell office:value-type="string" calcext:value-type="string">
            <text:p>Event log: “SparkListenerStageComplete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Stage_running_time</text:p>
          </table:table-cell>
          <table:table-cell table:number-columns-repeated="2"/>
          <table:table-cell office:value-type="string" calcext:value-type="string">
            <text:p>Event log: “SparkListenerStageComplete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Stage_tasks_failed</text:p>
          </table:table-cell>
          <table:table-cell table:number-columns-repeated="3"/>
          <table:table-cell office:value-type="string" calcext:value-type="string">
            <text:p>Stat</text:p>
          </table:table-cell>
        </table:table-row>
        <table:table-row table:style-name="ro2">
          <table:table-cell office:value-type="string" calcext:value-type="string">
            <text:p>All Stage_tasks summary metrics</text:p>
            <text:p/>
            <text:p><text:span text:style-name="T1">Stage_task_median_running_time</text:span></text:p>
            <text:p><text:span text:style-name="T1">Stage_task_max_running_time</text:span></text:p>
            <text:p><text:span text:style-name="T1">Stage_task_min_running_time</text:span></text:p>
            <text:p><text:span text:style-name="T1">Stage_task_25th_running_time</text:span></text:p>
            <text:p><text:span text:style-name="T1">Stage_task_75th_running_time</text:span></text:p>
            <text:p><text:span text:style-name="T1"/></text:p>
            <text:p>Task Deserialization Time</text:p>
            <text:p>Scheduler delay </text:p>
            <text:p>GC Time</text:p>
            <text:p>Result Serialization Time</text:p>
            <text:p>Getting Result Time</text:p>
            <text:p>Peak Execution Memory</text:p>
          </table:table-cell>
          <table:table-cell table:number-columns-repeated="2"/>
          <table:table-cell table:style-name="ce3" office:value-type="string" calcext:value-type="string">
            <text:p>rest API: </text:p>
            <text:p>/applications/[app-id]/stages/[stage-id]/[stage-attempt-id]/taskSummary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Job_running_time</text:p>
          </table:table-cell>
          <table:table-cell table:number-columns-repeated="2"/>
          <table:table-cell office:value-type="string" calcext:value-type="string">
            <text:p>Event log: “SparkListenerJobEnd” &amp; </text:p>
            <text:p><text:span text:style-name="T2">“SparkListenerJobStart”</text:span>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</text:p>
          </table:table-cell>
        </table:table-row>
        <table:table-row table:style-name="ro3">
          <table:table-cell office:value-type="string" calcext:value-type="string">
            <text:p>App_running_time</text:p>
          </table:table-cell>
          <table:table-cell table:number-columns-repeated="2"/>
          <table:table-cell office:value-type="string" calcext:value-type="string">
            <text:p>Event log: “SparkListenerApplicationEnd” &amp; </text:p>
            <text:p><text:span text:style-name="T2">“SparkListenerApplicationStart”</text:span>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App_tasks_failed</text:p>
          </table:table-cell>
          <table:table-cell table:number-columns-repeated="3"/>
          <table:table-cell office:value-type="string" calcext:value-type="string">
            <text:p>Stat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Container_alive_time</text:p>
          </table:table-cell>
          <table:table-cell table:number-columns-repeated="2"/>
          <table:table-cell office:value-type="string" calcext:value-type="string">
            <text:p>Eventlog: “SparkListenerExecutorAdded” &amp; </text:p>
            <text:p>Container log “INFO util.ShutdownHookManager: Shutdown hook called”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max_heap</text:p>
          </table:table-cell>
          <table:table-cell table:number-columns-repeated="2"/>
          <table:table-cell office:value-type="string" calcext:value-type="string">
            <text:p>TBD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GC_time</text:p>
          </table:table-cell>
          <table:table-cell table:number-columns-repeated="2"/>
          <table:table-cell office:value-type="string" calcext:value-type="string">
            <text:p>TBD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idle_time ( end of life, not blocked)</text:p>
          </table:table-cell>
          <table:table-cell table:number-columns-repeated="2"/>
          <table:table-cell office:value-type="string" calcext:value-type="string">
            <text:p>TBD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throughput</text:p>
          </table:table-cell>
          <table:table-cell table:number-columns-repeated="2"/>
          <table:table-cell office:value-type="string" calcext:value-type="string">
            <text:p>Custom (#Tasks / Container_alive_time)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used_heap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Container_used_non_heap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Container_used_memory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Container_cpu_load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Container_tasks_time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total_tasks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office:value-type="string" calcext:value-type="string">
            <text:p>Container_failed_tasks</text:p>
          </table:table-cell>
          <table:table-cell table:number-columns-repeated="2"/>
          <table:table-cell office:value-type="string" calcext:value-type="string">
            <text:p>rest API</text:p>
          </table:table-cell>
          <table:table-cell office:value-type="string" calcext:value-type="string">
            <text:p>Sta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node_used_memory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Pnode_used_cpu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Pnode_used_network_io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office:value-type="string" calcext:value-type="string">
            <text:p>Pnode_used_disks_io</text:p>
          </table:table-cell>
          <table:table-cell table:number-columns-repeated="2"/>
          <table:table-cell office:value-type="string" calcext:value-type="string">
            <text:p>Sink/instrumentation</text:p>
          </table:table-cell>
          <table:table-cell office:value-type="string" calcext:value-type="string">
            <text:p>Time Seri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style-name="ce2" table:number-columns-repeated="4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4:54:46.946117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6-07-12T17:22:53.729094851</meta:creation-date>
    <dc:date>2016-08-12T15:15:31.466724180</dc:date>
    <dc:creator>max </dc:creator>
    <meta:editing-duration>PT2H32M53S</meta:editing-duration>
    <meta:editing-cycles>31</meta:editing-cycles>
    <meta:generator>LibreOffice/5.0.6.2$Linux_X86_64 LibreOffice_project/00$Build-2</meta:generator>
    <meta:document-statistic meta:table-count="1" meta:cell-count="119" meta:object-count="0"/>
  </office:meta>
</office:document-meta>
</file>